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ed44547c15c0b6b25c4b897350abe7c" style:family="table-column">
      <style:table-column-properties fo:break-before="auto" style:use-optimal-column-width="false" style:column-width="6cm"/>
    </style:style>
    <style:style style:name="odsStyleTableColumn-48cb4f05452e8d11f7e5ab4f49a50745" style:family="table-column">
      <style:table-column-properties fo:break-before="auto" style:use-optimal-column-width="false" style:column-width="5cm"/>
    </style:style>
    <style:style style:name="odsStyleTableColumn-7dc8d39f5601ec89738655ce22265317" style:family="table-column">
      <style:table-column-properties fo:break-before="auto" style:use-optimal-column-width="false" style:column-width="3cm"/>
    </style:style>
    <style:style style:name="odsStyleTableCell-4963697c42df869c39e9ebf269db43eb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cc27565e377a4f03bbb898df746cdf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8e3ba0f36c356a773e9bf60206ec058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1065d214d9be8eeeba17eead4a04d87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bbecedd3e53723789e09f02cf2f86fda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16773c10551a5ce4f3513d24f3f98f34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ed44547c15c0b6b25c4b897350abe7c" table:default-cell-style-name="Default"/>
        <table:table-column table:style-name="odsStyleTableColumn-48cb4f05452e8d11f7e5ab4f49a50745" table:default-cell-style-name="Default"/>
        <table:table-column table:style-name="odsStyleTableColumn-7dc8d39f5601ec89738655ce22265317" table:default-cell-style-name="Default"/>
        <table:table-column table:style-name="odsStyleTableColumn-7dc8d39f5601ec89738655ce22265317" table:default-cell-style-name="Default"/>
        <table:table-column table:style-name="odsStyleTableColumn-7dc8d39f5601ec89738655ce2226531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963697c42df869c39e9ebf269db43eb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cc27565e377a4f03bbb898df746cdf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cc27565e377a4f03bbb898df746cdf6" table:number-columns-spanned="5" table:number-rows-spanned="1" office:value-type="string">
            <text:p>TABLA No. 50-24</text:p>
          </table:table-cell>
          <table:covered-table-cell table:number-columns-repeated="4"/>
        </table:table-row>
        <table:table-row table:style-name="ro1">
          <table:table-cell table:style-name="odsStyleTableCell-7cc27565e377a4f03bbb898df746cdf6" table:number-columns-spanned="5" table:number-rows-spanned="1" office:value-type="string">
            <text:p>TABLA DE COTIZACIONES DEL 14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cc27565e377a4f03bbb898df746cdf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8e3ba0f36c356a773e9bf60206ec0584" office:value-type="string">
            <text:p>PAIS</text:p>
          </table:table-cell>
          <table:table-cell table:style-name="odsStyleTableCell-8e3ba0f36c356a773e9bf60206ec0584" office:value-type="string">
            <text:p>UNIDAD MONETARIA</text:p>
          </table:table-cell>
          <table:table-cell table:style-name="odsStyleTableCell-8e3ba0f36c356a773e9bf60206ec0584" office:value-type="string">
            <text:p>MONEDA</text:p>
          </table:table-cell>
          <table:table-cell table:style-name="odsStyleTableCell-8e3ba0f36c356a773e9bf60206ec0584" office:value-type="string">
            <text:p>TIPO DE CAMBIO EN Bs POR UNIDAD DE MONEDA EXTRANJERA</text:p>
          </table:table-cell>
          <table:table-cell table:style-name="odsStyleTableCell-8e3ba0f36c356a773e9bf60206ec0584" office:value-type="string">
            <text:p>TIPO DE CAMBIO EN M.E.</text:p>
          </table:table-cell>
        </table:table-row>
        <table:table-row table:style-name="ro1">
          <table:table-cell table:style-name="odsStyleTableCell-1065d214d9be8eeeba17eead4a04d87d" office:value-type="string">
            <text:p>ESTADOS UNIDOS</text:p>
          </table:table-cell>
          <table:table-cell table:style-name="odsStyleTableCell-1065d214d9be8eeeba17eead4a04d87d" office:value-type="string">
            <text:p>DOLAR VENTA</text:p>
          </table:table-cell>
          <table:table-cell table:style-name="odsStyleTableCell-1065d214d9be8eeeba17eead4a04d87d" office:value-type="string">
            <text:p>USD.VENTA</text:p>
          </table:table-cell>
          <table:table-cell table:style-name="odsStyleTableCell-bbecedd3e53723789e09f02cf2f86fda" office:value-type="string">
            <text:p>6.96000</text:p>
          </table:table-cell>
          <table:table-cell table:style-name="odsStyleTableCell-bbecedd3e53723789e09f02cf2f86fda" office:value-type="string">
            <text:p/>
          </table:table-cell>
        </table:table-row>
        <table:table-row table:style-name="ro1">
          <table:table-cell table:style-name="odsStyleTableCell-1065d214d9be8eeeba17eead4a04d87d" office:value-type="string">
            <text:p>ESTADOS UNIDOS</text:p>
          </table:table-cell>
          <table:table-cell table:style-name="odsStyleTableCell-1065d214d9be8eeeba17eead4a04d87d" office:value-type="string">
            <text:p>DOLAR COMPRA</text:p>
          </table:table-cell>
          <table:table-cell table:style-name="odsStyleTableCell-1065d214d9be8eeeba17eead4a04d87d" office:value-type="string">
            <text:p>USD.COMPRA</text:p>
          </table:table-cell>
          <table:table-cell table:style-name="odsStyleTableCell-bbecedd3e53723789e09f02cf2f86fda" office:value-type="string">
            <text:p>6.86000</text:p>
          </table:table-cell>
          <table:table-cell table:style-name="odsStyleTableCell-bbecedd3e53723789e09f02cf2f86fda" office:value-type="string">
            <text:p/>
          </table:table-cell>
        </table:table-row>
        <table:table-row table:style-name="ro1">
          <table:table-cell table:style-name="odsStyleTableCell-1065d214d9be8eeeba17eead4a04d87d" office:value-type="string">
            <text:p>UNION EUROPEA</text:p>
          </table:table-cell>
          <table:table-cell table:style-name="odsStyleTableCell-1065d214d9be8eeeba17eead4a04d87d" office:value-type="string">
            <text:p>EURO</text:p>
          </table:table-cell>
          <table:table-cell table:style-name="odsStyleTableCell-1065d214d9be8eeeba17eead4a04d87d" office:value-type="string">
            <text:p>EUR</text:p>
          </table:table-cell>
          <table:table-cell table:style-name="odsStyleTableCell-bbecedd3e53723789e09f02cf2f86fda" office:value-type="string">
            <text:p>7.51303</text:p>
          </table:table-cell>
          <table:table-cell table:style-name="odsStyleTableCell-bbecedd3e53723789e09f02cf2f86fda" office:value-type="string">
            <text:p>0.91308</text:p>
          </table:table-cell>
        </table:table-row>
        <table:table-row table:style-name="ro1">
          <table:table-cell table:style-name="odsStyleTableCell-1065d214d9be8eeeba17eead4a04d87d" office:value-type="string">
            <text:p>JAPON</text:p>
          </table:table-cell>
          <table:table-cell table:style-name="odsStyleTableCell-1065d214d9be8eeeba17eead4a04d87d" office:value-type="string">
            <text:p>YEN</text:p>
          </table:table-cell>
          <table:table-cell table:style-name="odsStyleTableCell-1065d214d9be8eeeba17eead4a04d87d" office:value-type="string">
            <text:p>JPY</text:p>
          </table:table-cell>
          <table:table-cell table:style-name="odsStyleTableCell-bbecedd3e53723789e09f02cf2f86fda" office:value-type="string">
            <text:p>0.04642</text:p>
          </table:table-cell>
          <table:table-cell table:style-name="odsStyleTableCell-bbecedd3e53723789e09f02cf2f86fda" office:value-type="string">
            <text:p>147.79000</text:p>
          </table:table-cell>
        </table:table-row>
        <table:table-row table:style-name="ro1">
          <table:table-cell table:style-name="odsStyleTableCell-1065d214d9be8eeeba17eead4a04d87d" office:value-type="string">
            <text:p>ARABIA SAUDITA</text:p>
          </table:table-cell>
          <table:table-cell table:style-name="odsStyleTableCell-1065d214d9be8eeeba17eead4a04d87d" office:value-type="string">
            <text:p>RIYAL SAUDÍ</text:p>
          </table:table-cell>
          <table:table-cell table:style-name="odsStyleTableCell-1065d214d9be8eeeba17eead4a04d87d" office:value-type="string">
            <text:p>SAR</text:p>
          </table:table-cell>
          <table:table-cell table:style-name="odsStyleTableCell-bbecedd3e53723789e09f02cf2f86fda" office:value-type="string">
            <text:p>1.82909</text:p>
          </table:table-cell>
          <table:table-cell table:style-name="odsStyleTableCell-bbecedd3e53723789e09f02cf2f86fda" office:value-type="string">
            <text:p>3.75050</text:p>
          </table:table-cell>
        </table:table-row>
        <table:table-row table:style-name="ro1">
          <table:table-cell table:style-name="odsStyleTableCell-1065d214d9be8eeeba17eead4a04d87d" office:value-type="string">
            <text:p>ARGELIA</text:p>
          </table:table-cell>
          <table:table-cell table:style-name="odsStyleTableCell-1065d214d9be8eeeba17eead4a04d87d" office:value-type="string">
            <text:p>DINAR ARGELINO</text:p>
          </table:table-cell>
          <table:table-cell table:style-name="odsStyleTableCell-1065d214d9be8eeeba17eead4a04d87d" office:value-type="string">
            <text:p>DZD</text:p>
          </table:table-cell>
          <table:table-cell table:style-name="odsStyleTableCell-bbecedd3e53723789e09f02cf2f86fda" office:value-type="string">
            <text:p>0.05111</text:p>
          </table:table-cell>
          <table:table-cell table:style-name="odsStyleTableCell-bbecedd3e53723789e09f02cf2f86fda" office:value-type="string">
            <text:p>134.21940</text:p>
          </table:table-cell>
        </table:table-row>
        <table:table-row table:style-name="ro1">
          <table:table-cell table:style-name="odsStyleTableCell-1065d214d9be8eeeba17eead4a04d87d" office:value-type="string">
            <text:p>ARGENTINA</text:p>
          </table:table-cell>
          <table:table-cell table:style-name="odsStyleTableCell-1065d214d9be8eeeba17eead4a04d87d" office:value-type="string">
            <text:p>PESO</text:p>
          </table:table-cell>
          <table:table-cell table:style-name="odsStyleTableCell-1065d214d9be8eeeba17eead4a04d87d" office:value-type="string">
            <text:p>ARS</text:p>
          </table:table-cell>
          <table:table-cell table:style-name="odsStyleTableCell-bbecedd3e53723789e09f02cf2f86fda" office:value-type="string">
            <text:p>0.00807</text:p>
          </table:table-cell>
          <table:table-cell table:style-name="odsStyleTableCell-bbecedd3e53723789e09f02cf2f86fda" office:value-type="string">
            <text:p>849.75000</text:p>
          </table:table-cell>
        </table:table-row>
        <table:table-row table:style-name="ro1">
          <table:table-cell table:style-name="odsStyleTableCell-1065d214d9be8eeeba17eead4a04d87d" office:value-type="string">
            <text:p>AUSTRALIA</text:p>
          </table:table-cell>
          <table:table-cell table:style-name="odsStyleTableCell-1065d214d9be8eeeba17eead4a04d87d" office:value-type="string">
            <text:p>DÓLAR</text:p>
          </table:table-cell>
          <table:table-cell table:style-name="odsStyleTableCell-1065d214d9be8eeeba17eead4a04d87d" office:value-type="string">
            <text:p>AUD</text:p>
          </table:table-cell>
          <table:table-cell table:style-name="odsStyleTableCell-bbecedd3e53723789e09f02cf2f86fda" office:value-type="string">
            <text:p>4.54681</text:p>
          </table:table-cell>
          <table:table-cell table:style-name="odsStyleTableCell-bbecedd3e53723789e09f02cf2f86fda" office:value-type="string">
            <text:p>1.50875</text:p>
          </table:table-cell>
        </table:table-row>
        <table:table-row table:style-name="ro1">
          <table:table-cell table:style-name="odsStyleTableCell-1065d214d9be8eeeba17eead4a04d87d" office:value-type="string">
            <text:p>BRASIL</text:p>
          </table:table-cell>
          <table:table-cell table:style-name="odsStyleTableCell-1065d214d9be8eeeba17eead4a04d87d" office:value-type="string">
            <text:p>REAL</text:p>
          </table:table-cell>
          <table:table-cell table:style-name="odsStyleTableCell-1065d214d9be8eeeba17eead4a04d87d" office:value-type="string">
            <text:p>BRL</text:p>
          </table:table-cell>
          <table:table-cell table:style-name="odsStyleTableCell-bbecedd3e53723789e09f02cf2f86fda" office:value-type="string">
            <text:p>1.37956</text:p>
          </table:table-cell>
          <table:table-cell table:style-name="odsStyleTableCell-bbecedd3e53723789e09f02cf2f86fda" office:value-type="string">
            <text:p>4.97260</text:p>
          </table:table-cell>
        </table:table-row>
        <table:table-row table:style-name="ro1">
          <table:table-cell table:style-name="odsStyleTableCell-1065d214d9be8eeeba17eead4a04d87d" office:value-type="string">
            <text:p>CANADA</text:p>
          </table:table-cell>
          <table:table-cell table:style-name="odsStyleTableCell-1065d214d9be8eeeba17eead4a04d87d" office:value-type="string">
            <text:p>DÓLAR</text:p>
          </table:table-cell>
          <table:table-cell table:style-name="odsStyleTableCell-1065d214d9be8eeeba17eead4a04d87d" office:value-type="string">
            <text:p>CAD</text:p>
          </table:table-cell>
          <table:table-cell table:style-name="odsStyleTableCell-bbecedd3e53723789e09f02cf2f86fda" office:value-type="string">
            <text:p>5.09469</text:p>
          </table:table-cell>
          <table:table-cell table:style-name="odsStyleTableCell-bbecedd3e53723789e09f02cf2f86fda" office:value-type="string">
            <text:p>1.34650</text:p>
          </table:table-cell>
        </table:table-row>
        <table:table-row table:style-name="ro1">
          <table:table-cell table:style-name="odsStyleTableCell-1065d214d9be8eeeba17eead4a04d87d" office:value-type="string">
            <text:p>CHILE</text:p>
          </table:table-cell>
          <table:table-cell table:style-name="odsStyleTableCell-1065d214d9be8eeeba17eead4a04d87d" office:value-type="string">
            <text:p>PESO</text:p>
          </table:table-cell>
          <table:table-cell table:style-name="odsStyleTableCell-1065d214d9be8eeeba17eead4a04d87d" office:value-type="string">
            <text:p>CLP</text:p>
          </table:table-cell>
          <table:table-cell table:style-name="odsStyleTableCell-bbecedd3e53723789e09f02cf2f86fda" office:value-type="string">
            <text:p>0.00725</text:p>
          </table:table-cell>
          <table:table-cell table:style-name="odsStyleTableCell-bbecedd3e53723789e09f02cf2f86fda" office:value-type="string">
            <text:p>946.06000</text:p>
          </table:table-cell>
        </table:table-row>
        <table:table-row table:style-name="ro1">
          <table:table-cell table:style-name="odsStyleTableCell-1065d214d9be8eeeba17eead4a04d87d" office:value-type="string">
            <text:p>COLOMBIA</text:p>
          </table:table-cell>
          <table:table-cell table:style-name="odsStyleTableCell-1065d214d9be8eeeba17eead4a04d87d" office:value-type="string">
            <text:p>PESO</text:p>
          </table:table-cell>
          <table:table-cell table:style-name="odsStyleTableCell-1065d214d9be8eeeba17eead4a04d87d" office:value-type="string">
            <text:p>COP</text:p>
          </table:table-cell>
          <table:table-cell table:style-name="odsStyleTableCell-bbecedd3e53723789e09f02cf2f86fda" office:value-type="string">
            <text:p>0.00176</text:p>
          </table:table-cell>
          <table:table-cell table:style-name="odsStyleTableCell-bbecedd3e53723789e09f02cf2f86fda" office:value-type="string">
            <text:p>3,903.57000</text:p>
          </table:table-cell>
        </table:table-row>
        <table:table-row table:style-name="ro1">
          <table:table-cell table:style-name="odsStyleTableCell-1065d214d9be8eeeba17eead4a04d87d" office:value-type="string">
            <text:p>COREA DEL SUR</text:p>
          </table:table-cell>
          <table:table-cell table:style-name="odsStyleTableCell-1065d214d9be8eeeba17eead4a04d87d" office:value-type="string">
            <text:p>WON</text:p>
          </table:table-cell>
          <table:table-cell table:style-name="odsStyleTableCell-1065d214d9be8eeeba17eead4a04d87d" office:value-type="string">
            <text:p>KRW</text:p>
          </table:table-cell>
          <table:table-cell table:style-name="odsStyleTableCell-bbecedd3e53723789e09f02cf2f86fda" office:value-type="string">
            <text:p>0.00522</text:p>
          </table:table-cell>
          <table:table-cell table:style-name="odsStyleTableCell-bbecedd3e53723789e09f02cf2f86fda" office:value-type="string">
            <text:p>1,314.30000</text:p>
          </table:table-cell>
        </table:table-row>
        <table:table-row table:style-name="ro1">
          <table:table-cell table:style-name="odsStyleTableCell-1065d214d9be8eeeba17eead4a04d87d" office:value-type="string">
            <text:p>COSTA RICA</text:p>
          </table:table-cell>
          <table:table-cell table:style-name="odsStyleTableCell-1065d214d9be8eeeba17eead4a04d87d" office:value-type="string">
            <text:p>COLON COSTARRICENSE</text:p>
          </table:table-cell>
          <table:table-cell table:style-name="odsStyleTableCell-1065d214d9be8eeeba17eead4a04d87d" office:value-type="string">
            <text:p>CRC</text:p>
          </table:table-cell>
          <table:table-cell table:style-name="odsStyleTableCell-bbecedd3e53723789e09f02cf2f86fda" office:value-type="string">
            <text:p>0.01349</text:p>
          </table:table-cell>
          <table:table-cell table:style-name="odsStyleTableCell-bbecedd3e53723789e09f02cf2f86fda" office:value-type="string">
            <text:p>508.37000</text:p>
          </table:table-cell>
        </table:table-row>
        <table:table-row table:style-name="ro1">
          <table:table-cell table:style-name="odsStyleTableCell-1065d214d9be8eeeba17eead4a04d87d" office:value-type="string">
            <text:p>REPUBLICA CHECA</text:p>
          </table:table-cell>
          <table:table-cell table:style-name="odsStyleTableCell-1065d214d9be8eeeba17eead4a04d87d" office:value-type="string">
            <text:p>CORONA CHECA</text:p>
          </table:table-cell>
          <table:table-cell table:style-name="odsStyleTableCell-1065d214d9be8eeeba17eead4a04d87d" office:value-type="string">
            <text:p>CZK</text:p>
          </table:table-cell>
          <table:table-cell table:style-name="odsStyleTableCell-bbecedd3e53723789e09f02cf2f86fda" office:value-type="string">
            <text:p>0.29747</text:p>
          </table:table-cell>
          <table:table-cell table:style-name="odsStyleTableCell-bbecedd3e53723789e09f02cf2f86fda" office:value-type="string">
            <text:p>23.06130</text:p>
          </table:table-cell>
        </table:table-row>
        <table:table-row table:style-name="ro1">
          <table:table-cell table:style-name="odsStyleTableCell-1065d214d9be8eeeba17eead4a04d87d" office:value-type="string">
            <text:p>DINAMARCA</text:p>
          </table:table-cell>
          <table:table-cell table:style-name="odsStyleTableCell-1065d214d9be8eeeba17eead4a04d87d" office:value-type="string">
            <text:p>CORONA</text:p>
          </table:table-cell>
          <table:table-cell table:style-name="odsStyleTableCell-1065d214d9be8eeeba17eead4a04d87d" office:value-type="string">
            <text:p>DKK</text:p>
          </table:table-cell>
          <table:table-cell table:style-name="odsStyleTableCell-bbecedd3e53723789e09f02cf2f86fda" office:value-type="string">
            <text:p>1.00758</text:p>
          </table:table-cell>
          <table:table-cell table:style-name="odsStyleTableCell-bbecedd3e53723789e09f02cf2f86fda" office:value-type="string">
            <text:p>6.80840</text:p>
          </table:table-cell>
        </table:table-row>
        <table:table-row table:style-name="ro1">
          <table:table-cell table:style-name="odsStyleTableCell-1065d214d9be8eeeba17eead4a04d87d" office:value-type="string">
            <text:p>ECUADOR</text:p>
          </table:table-cell>
          <table:table-cell table:style-name="odsStyleTableCell-1065d214d9be8eeeba17eead4a04d87d" office:value-type="string">
            <text:p>DÓLAR</text:p>
          </table:table-cell>
          <table:table-cell table:style-name="odsStyleTableCell-1065d214d9be8eeeba17eead4a04d87d" office:value-type="string">
            <text:p>USD</text:p>
          </table:table-cell>
          <table:table-cell table:style-name="odsStyleTableCell-bbecedd3e53723789e09f02cf2f86fda" office:value-type="string">
            <text:p>6.86000</text:p>
          </table:table-cell>
          <table:table-cell table:style-name="odsStyleTableCell-bbecedd3e53723789e09f02cf2f86fda" office:value-type="string">
            <text:p>1.00000</text:p>
          </table:table-cell>
        </table:table-row>
        <table:table-row table:style-name="ro1">
          <table:table-cell table:style-name="odsStyleTableCell-1065d214d9be8eeeba17eead4a04d87d" office:value-type="string">
            <text:p>EMIRATOS ARABES</text:p>
          </table:table-cell>
          <table:table-cell table:style-name="odsStyleTableCell-1065d214d9be8eeeba17eead4a04d87d" office:value-type="string">
            <text:p>DIRHAM</text:p>
          </table:table-cell>
          <table:table-cell table:style-name="odsStyleTableCell-1065d214d9be8eeeba17eead4a04d87d" office:value-type="string">
            <text:p>AED</text:p>
          </table:table-cell>
          <table:table-cell table:style-name="odsStyleTableCell-bbecedd3e53723789e09f02cf2f86fda" office:value-type="string">
            <text:p>1.86773</text:p>
          </table:table-cell>
          <table:table-cell table:style-name="odsStyleTableCell-bbecedd3e53723789e09f02cf2f86fda" office:value-type="string">
            <text:p>3.67290</text:p>
          </table:table-cell>
        </table:table-row>
        <table:table-row table:style-name="ro1">
          <table:table-cell table:style-name="odsStyleTableCell-1065d214d9be8eeeba17eead4a04d87d" office:value-type="string">
            <text:p>FILIPINAS</text:p>
          </table:table-cell>
          <table:table-cell table:style-name="odsStyleTableCell-1065d214d9be8eeeba17eead4a04d87d" office:value-type="string">
            <text:p>PESO FILIPINO</text:p>
          </table:table-cell>
          <table:table-cell table:style-name="odsStyleTableCell-1065d214d9be8eeeba17eead4a04d87d" office:value-type="string">
            <text:p>PHP</text:p>
          </table:table-cell>
          <table:table-cell table:style-name="odsStyleTableCell-bbecedd3e53723789e09f02cf2f86fda" office:value-type="string">
            <text:p>0.12382</text:p>
          </table:table-cell>
          <table:table-cell table:style-name="odsStyleTableCell-bbecedd3e53723789e09f02cf2f86fda" office:value-type="string">
            <text:p>55.40100</text:p>
          </table:table-cell>
        </table:table-row>
        <table:table-row table:style-name="ro1">
          <table:table-cell table:style-name="odsStyleTableCell-1065d214d9be8eeeba17eead4a04d87d" office:value-type="string">
            <text:p>HAITÍ</text:p>
          </table:table-cell>
          <table:table-cell table:style-name="odsStyleTableCell-1065d214d9be8eeeba17eead4a04d87d" office:value-type="string">
            <text:p>GOURDE</text:p>
          </table:table-cell>
          <table:table-cell table:style-name="odsStyleTableCell-1065d214d9be8eeeba17eead4a04d87d" office:value-type="string">
            <text:p>HTG</text:p>
          </table:table-cell>
          <table:table-cell table:style-name="odsStyleTableCell-bbecedd3e53723789e09f02cf2f86fda" office:value-type="string">
            <text:p>0.05201</text:p>
          </table:table-cell>
          <table:table-cell table:style-name="odsStyleTableCell-bbecedd3e53723789e09f02cf2f86fda" office:value-type="string">
            <text:p>131.89000</text:p>
          </table:table-cell>
        </table:table-row>
        <table:table-row table:style-name="ro1">
          <table:table-cell table:style-name="odsStyleTableCell-1065d214d9be8eeeba17eead4a04d87d" office:value-type="string">
            <text:p>HONG KONG</text:p>
          </table:table-cell>
          <table:table-cell table:style-name="odsStyleTableCell-1065d214d9be8eeeba17eead4a04d87d" office:value-type="string">
            <text:p>DÓLAR</text:p>
          </table:table-cell>
          <table:table-cell table:style-name="odsStyleTableCell-1065d214d9be8eeeba17eead4a04d87d" office:value-type="string">
            <text:p>HKD</text:p>
          </table:table-cell>
          <table:table-cell table:style-name="odsStyleTableCell-bbecedd3e53723789e09f02cf2f86fda" office:value-type="string">
            <text:p>0.87695</text:p>
          </table:table-cell>
          <table:table-cell table:style-name="odsStyleTableCell-bbecedd3e53723789e09f02cf2f86fda" office:value-type="string">
            <text:p>7.82260</text:p>
          </table:table-cell>
        </table:table-row>
        <table:table-row table:style-name="ro1">
          <table:table-cell table:style-name="odsStyleTableCell-1065d214d9be8eeeba17eead4a04d87d" office:value-type="string">
            <text:p>INDIA</text:p>
          </table:table-cell>
          <table:table-cell table:style-name="odsStyleTableCell-1065d214d9be8eeeba17eead4a04d87d" office:value-type="string">
            <text:p>RUPIA</text:p>
          </table:table-cell>
          <table:table-cell table:style-name="odsStyleTableCell-1065d214d9be8eeeba17eead4a04d87d" office:value-type="string">
            <text:p>INR</text:p>
          </table:table-cell>
          <table:table-cell table:style-name="odsStyleTableCell-bbecedd3e53723789e09f02cf2f86fda" office:value-type="string">
            <text:p>0.08279</text:p>
          </table:table-cell>
          <table:table-cell table:style-name="odsStyleTableCell-bbecedd3e53723789e09f02cf2f86fda" office:value-type="string">
            <text:p>82.86000</text:p>
          </table:table-cell>
        </table:table-row>
        <table:table-row table:style-name="ro1">
          <table:table-cell table:style-name="odsStyleTableCell-1065d214d9be8eeeba17eead4a04d87d" office:value-type="string">
            <text:p>INDONESIA</text:p>
          </table:table-cell>
          <table:table-cell table:style-name="odsStyleTableCell-1065d214d9be8eeeba17eead4a04d87d" office:value-type="string">
            <text:p>RUPIA INDONESIA</text:p>
          </table:table-cell>
          <table:table-cell table:style-name="odsStyleTableCell-1065d214d9be8eeeba17eead4a04d87d" office:value-type="string">
            <text:p>IDR</text:p>
          </table:table-cell>
          <table:table-cell table:style-name="odsStyleTableCell-bbecedd3e53723789e09f02cf2f86fda" office:value-type="string">
            <text:p>0.00044</text:p>
          </table:table-cell>
          <table:table-cell table:style-name="odsStyleTableCell-bbecedd3e53723789e09f02cf2f86fda" office:value-type="string">
            <text:p>15,577.50000</text:p>
          </table:table-cell>
        </table:table-row>
        <table:table-row table:style-name="ro1">
          <table:table-cell table:style-name="odsStyleTableCell-1065d214d9be8eeeba17eead4a04d87d" office:value-type="string">
            <text:p>ISRAEL</text:p>
          </table:table-cell>
          <table:table-cell table:style-name="odsStyleTableCell-1065d214d9be8eeeba17eead4a04d87d" office:value-type="string">
            <text:p>NUEVO SÉQUEL</text:p>
          </table:table-cell>
          <table:table-cell table:style-name="odsStyleTableCell-1065d214d9be8eeeba17eead4a04d87d" office:value-type="string">
            <text:p>ILS</text:p>
          </table:table-cell>
          <table:table-cell table:style-name="odsStyleTableCell-bbecedd3e53723789e09f02cf2f86fda" office:value-type="string">
            <text:p>1.88188</text:p>
          </table:table-cell>
          <table:table-cell table:style-name="odsStyleTableCell-bbecedd3e53723789e09f02cf2f86fda" office:value-type="string">
            <text:p>3.64530</text:p>
          </table:table-cell>
        </table:table-row>
        <table:table-row table:style-name="ro1">
          <table:table-cell table:style-name="odsStyleTableCell-1065d214d9be8eeeba17eead4a04d87d" office:value-type="string">
            <text:p>MALASIA</text:p>
          </table:table-cell>
          <table:table-cell table:style-name="odsStyleTableCell-1065d214d9be8eeeba17eead4a04d87d" office:value-type="string">
            <text:p>RINGGIT MALAYO</text:p>
          </table:table-cell>
          <table:table-cell table:style-name="odsStyleTableCell-1065d214d9be8eeeba17eead4a04d87d" office:value-type="string">
            <text:p>MYR</text:p>
          </table:table-cell>
          <table:table-cell table:style-name="odsStyleTableCell-bbecedd3e53723789e09f02cf2f86fda" office:value-type="string">
            <text:p>1.46394</text:p>
          </table:table-cell>
          <table:table-cell table:style-name="odsStyleTableCell-bbecedd3e53723789e09f02cf2f86fda" office:value-type="string">
            <text:p>4.68600</text:p>
          </table:table-cell>
        </table:table-row>
        <table:table-row table:style-name="ro1">
          <table:table-cell table:style-name="odsStyleTableCell-1065d214d9be8eeeba17eead4a04d87d" office:value-type="string">
            <text:p>MEXICO</text:p>
          </table:table-cell>
          <table:table-cell table:style-name="odsStyleTableCell-1065d214d9be8eeeba17eead4a04d87d" office:value-type="string">
            <text:p>PESO</text:p>
          </table:table-cell>
          <table:table-cell table:style-name="odsStyleTableCell-1065d214d9be8eeeba17eead4a04d87d" office:value-type="string">
            <text:p>MXN</text:p>
          </table:table-cell>
          <table:table-cell table:style-name="odsStyleTableCell-bbecedd3e53723789e09f02cf2f86fda" office:value-type="string">
            <text:p>0.41116</text:p>
          </table:table-cell>
          <table:table-cell table:style-name="odsStyleTableCell-bbecedd3e53723789e09f02cf2f86fda" office:value-type="string">
            <text:p>16.68450</text:p>
          </table:table-cell>
        </table:table-row>
        <table:table-row table:style-name="ro1">
          <table:table-cell table:style-name="odsStyleTableCell-1065d214d9be8eeeba17eead4a04d87d" office:value-type="string">
            <text:p>NORUEGA</text:p>
          </table:table-cell>
          <table:table-cell table:style-name="odsStyleTableCell-1065d214d9be8eeeba17eead4a04d87d" office:value-type="string">
            <text:p>CORONA</text:p>
          </table:table-cell>
          <table:table-cell table:style-name="odsStyleTableCell-1065d214d9be8eeeba17eead4a04d87d" office:value-type="string">
            <text:p>NOK</text:p>
          </table:table-cell>
          <table:table-cell table:style-name="odsStyleTableCell-bbecedd3e53723789e09f02cf2f86fda" office:value-type="string">
            <text:p>0.65513</text:p>
          </table:table-cell>
          <table:table-cell table:style-name="odsStyleTableCell-bbecedd3e53723789e09f02cf2f86fda" office:value-type="string">
            <text:p>10.47120</text:p>
          </table:table-cell>
        </table:table-row>
        <table:table-row table:style-name="ro1">
          <table:table-cell table:style-name="odsStyleTableCell-1065d214d9be8eeeba17eead4a04d87d" office:value-type="string">
            <text:p>PANAMÁ</text:p>
          </table:table-cell>
          <table:table-cell table:style-name="odsStyleTableCell-1065d214d9be8eeeba17eead4a04d87d" office:value-type="string">
            <text:p>BALBOA</text:p>
          </table:table-cell>
          <table:table-cell table:style-name="odsStyleTableCell-1065d214d9be8eeeba17eead4a04d87d" office:value-type="string">
            <text:p>PAB</text:p>
          </table:table-cell>
          <table:table-cell table:style-name="odsStyleTableCell-bbecedd3e53723789e09f02cf2f86fda" office:value-type="string">
            <text:p>6.86000</text:p>
          </table:table-cell>
          <table:table-cell table:style-name="odsStyleTableCell-bbecedd3e53723789e09f02cf2f86fda" office:value-type="string">
            <text:p>1.00000</text:p>
          </table:table-cell>
        </table:table-row>
        <table:table-row table:style-name="ro1">
          <table:table-cell table:style-name="odsStyleTableCell-1065d214d9be8eeeba17eead4a04d87d" office:value-type="string">
            <text:p>PARAGUAY</text:p>
          </table:table-cell>
          <table:table-cell table:style-name="odsStyleTableCell-1065d214d9be8eeeba17eead4a04d87d" office:value-type="string">
            <text:p>GUARANI</text:p>
          </table:table-cell>
          <table:table-cell table:style-name="odsStyleTableCell-1065d214d9be8eeeba17eead4a04d87d" office:value-type="string">
            <text:p>PYG</text:p>
          </table:table-cell>
          <table:table-cell table:style-name="odsStyleTableCell-bbecedd3e53723789e09f02cf2f86fda" office:value-type="string">
            <text:p>0.00094</text:p>
          </table:table-cell>
          <table:table-cell table:style-name="odsStyleTableCell-bbecedd3e53723789e09f02cf2f86fda" office:value-type="string">
            <text:p>7,300.70000</text:p>
          </table:table-cell>
        </table:table-row>
        <table:table-row table:style-name="ro1">
          <table:table-cell table:style-name="odsStyleTableCell-1065d214d9be8eeeba17eead4a04d87d" office:value-type="string">
            <text:p>PERU</text:p>
          </table:table-cell>
          <table:table-cell table:style-name="odsStyleTableCell-1065d214d9be8eeeba17eead4a04d87d" office:value-type="string">
            <text:p>NUEVO SOL</text:p>
          </table:table-cell>
          <table:table-cell table:style-name="odsStyleTableCell-1065d214d9be8eeeba17eead4a04d87d" office:value-type="string">
            <text:p>PEN</text:p>
          </table:table-cell>
          <table:table-cell table:style-name="odsStyleTableCell-bbecedd3e53723789e09f02cf2f86fda" office:value-type="string">
            <text:p>1.86773</text:p>
          </table:table-cell>
          <table:table-cell table:style-name="odsStyleTableCell-bbecedd3e53723789e09f02cf2f86fda" office:value-type="string">
            <text:p>3.67290</text:p>
          </table:table-cell>
        </table:table-row>
        <table:table-row table:style-name="ro1">
          <table:table-cell table:style-name="odsStyleTableCell-1065d214d9be8eeeba17eead4a04d87d" office:value-type="string">
            <text:p>REINO UNIDO</text:p>
          </table:table-cell>
          <table:table-cell table:style-name="odsStyleTableCell-1065d214d9be8eeeba17eead4a04d87d" office:value-type="string">
            <text:p>LIBRA</text:p>
          </table:table-cell>
          <table:table-cell table:style-name="odsStyleTableCell-1065d214d9be8eeeba17eead4a04d87d" office:value-type="string">
            <text:p>GBP</text:p>
          </table:table-cell>
          <table:table-cell table:style-name="odsStyleTableCell-bbecedd3e53723789e09f02cf2f86fda" office:value-type="string">
            <text:p>8.77945</text:p>
          </table:table-cell>
          <table:table-cell table:style-name="odsStyleTableCell-bbecedd3e53723789e09f02cf2f86fda" office:value-type="string">
            <text:p>0.78137</text:p>
          </table:table-cell>
        </table:table-row>
        <table:table-row table:style-name="ro1">
          <table:table-cell table:style-name="odsStyleTableCell-1065d214d9be8eeeba17eead4a04d87d" office:value-type="string">
            <text:p>REPÚBLICA DOMINICANA</text:p>
          </table:table-cell>
          <table:table-cell table:style-name="odsStyleTableCell-1065d214d9be8eeeba17eead4a04d87d" office:value-type="string">
            <text:p>PESO DOMINICANO</text:p>
          </table:table-cell>
          <table:table-cell table:style-name="odsStyleTableCell-1065d214d9be8eeeba17eead4a04d87d" office:value-type="string">
            <text:p>DOP</text:p>
          </table:table-cell>
          <table:table-cell table:style-name="odsStyleTableCell-bbecedd3e53723789e09f02cf2f86fda" office:value-type="string">
            <text:p>0.11606</text:p>
          </table:table-cell>
          <table:table-cell table:style-name="odsStyleTableCell-bbecedd3e53723789e09f02cf2f86fda" office:value-type="string">
            <text:p>59.10500</text:p>
          </table:table-cell>
        </table:table-row>
        <table:table-row table:style-name="ro1">
          <table:table-cell table:style-name="odsStyleTableCell-1065d214d9be8eeeba17eead4a04d87d" office:value-type="string">
            <text:p>REP.POPULAR CHINA</text:p>
          </table:table-cell>
          <table:table-cell table:style-name="odsStyleTableCell-1065d214d9be8eeeba17eead4a04d87d" office:value-type="string">
            <text:p>YUAN RENMINBI OFFSHORE</text:p>
          </table:table-cell>
          <table:table-cell table:style-name="odsStyleTableCell-1065d214d9be8eeeba17eead4a04d87d" office:value-type="string">
            <text:p>CNH</text:p>
          </table:table-cell>
          <table:table-cell table:style-name="odsStyleTableCell-bbecedd3e53723789e09f02cf2f86fda" office:value-type="string">
            <text:p>0.95382</text:p>
          </table:table-cell>
          <table:table-cell table:style-name="odsStyleTableCell-bbecedd3e53723789e09f02cf2f86fda" office:value-type="string">
            <text:p>7.19210</text:p>
          </table:table-cell>
        </table:table-row>
        <table:table-row table:style-name="ro1">
          <table:table-cell table:style-name="odsStyleTableCell-1065d214d9be8eeeba17eead4a04d87d" office:value-type="string">
            <text:p>RUSIA</text:p>
          </table:table-cell>
          <table:table-cell table:style-name="odsStyleTableCell-1065d214d9be8eeeba17eead4a04d87d" office:value-type="string">
            <text:p>RUBLO RUSO</text:p>
          </table:table-cell>
          <table:table-cell table:style-name="odsStyleTableCell-1065d214d9be8eeeba17eead4a04d87d" office:value-type="string">
            <text:p>RUB</text:p>
          </table:table-cell>
          <table:table-cell table:style-name="odsStyleTableCell-bbecedd3e53723789e09f02cf2f86fda" office:value-type="string">
            <text:p>0.07510</text:p>
          </table:table-cell>
          <table:table-cell table:style-name="odsStyleTableCell-bbecedd3e53723789e09f02cf2f86fda" office:value-type="string">
            <text:p>91.35000</text:p>
          </table:table-cell>
        </table:table-row>
        <table:table-row table:style-name="ro1">
          <table:table-cell table:style-name="odsStyleTableCell-1065d214d9be8eeeba17eead4a04d87d" office:value-type="string">
            <text:p>SINGAPUR</text:p>
          </table:table-cell>
          <table:table-cell table:style-name="odsStyleTableCell-1065d214d9be8eeeba17eead4a04d87d" office:value-type="string">
            <text:p>DÓLAR</text:p>
          </table:table-cell>
          <table:table-cell table:style-name="odsStyleTableCell-1065d214d9be8eeeba17eead4a04d87d" office:value-type="string">
            <text:p>SGD</text:p>
          </table:table-cell>
          <table:table-cell table:style-name="odsStyleTableCell-bbecedd3e53723789e09f02cf2f86fda" office:value-type="string">
            <text:p>5.15092</text:p>
          </table:table-cell>
          <table:table-cell table:style-name="odsStyleTableCell-bbecedd3e53723789e09f02cf2f86fda" office:value-type="string">
            <text:p>1.33180</text:p>
          </table:table-cell>
        </table:table-row>
        <table:table-row table:style-name="ro1">
          <table:table-cell table:style-name="odsStyleTableCell-1065d214d9be8eeeba17eead4a04d87d" office:value-type="string">
            <text:p>SUDÁFRICA</text:p>
          </table:table-cell>
          <table:table-cell table:style-name="odsStyleTableCell-1065d214d9be8eeeba17eead4a04d87d" office:value-type="string">
            <text:p>RAND</text:p>
          </table:table-cell>
          <table:table-cell table:style-name="odsStyleTableCell-1065d214d9be8eeeba17eead4a04d87d" office:value-type="string">
            <text:p>ZAR</text:p>
          </table:table-cell>
          <table:table-cell table:style-name="odsStyleTableCell-bbecedd3e53723789e09f02cf2f86fda" office:value-type="string">
            <text:p>0.36935</text:p>
          </table:table-cell>
          <table:table-cell table:style-name="odsStyleTableCell-bbecedd3e53723789e09f02cf2f86fda" office:value-type="string">
            <text:p>18.57310</text:p>
          </table:table-cell>
        </table:table-row>
        <table:table-row table:style-name="ro1">
          <table:table-cell table:style-name="odsStyleTableCell-1065d214d9be8eeeba17eead4a04d87d" office:value-type="string">
            <text:p>SUECIA</text:p>
          </table:table-cell>
          <table:table-cell table:style-name="odsStyleTableCell-1065d214d9be8eeeba17eead4a04d87d" office:value-type="string">
            <text:p>CORONA</text:p>
          </table:table-cell>
          <table:table-cell table:style-name="odsStyleTableCell-1065d214d9be8eeeba17eead4a04d87d" office:value-type="string">
            <text:p>SEK</text:p>
          </table:table-cell>
          <table:table-cell table:style-name="odsStyleTableCell-bbecedd3e53723789e09f02cf2f86fda" office:value-type="string">
            <text:p>0.67104</text:p>
          </table:table-cell>
          <table:table-cell table:style-name="odsStyleTableCell-bbecedd3e53723789e09f02cf2f86fda" office:value-type="string">
            <text:p>10.22290</text:p>
          </table:table-cell>
        </table:table-row>
        <table:table-row table:style-name="ro1">
          <table:table-cell table:style-name="odsStyleTableCell-1065d214d9be8eeeba17eead4a04d87d" office:value-type="string">
            <text:p>SUIZA</text:p>
          </table:table-cell>
          <table:table-cell table:style-name="odsStyleTableCell-1065d214d9be8eeeba17eead4a04d87d" office:value-type="string">
            <text:p>FRANCO</text:p>
          </table:table-cell>
          <table:table-cell table:style-name="odsStyleTableCell-1065d214d9be8eeeba17eead4a04d87d" office:value-type="string">
            <text:p>CHF</text:p>
          </table:table-cell>
          <table:table-cell table:style-name="odsStyleTableCell-bbecedd3e53723789e09f02cf2f86fda" office:value-type="string">
            <text:p>7.81232</text:p>
          </table:table-cell>
          <table:table-cell table:style-name="odsStyleTableCell-bbecedd3e53723789e09f02cf2f86fda" office:value-type="string">
            <text:p>0.87810</text:p>
          </table:table-cell>
        </table:table-row>
        <table:table-row table:style-name="ro1">
          <table:table-cell table:style-name="odsStyleTableCell-1065d214d9be8eeeba17eead4a04d87d" office:value-type="string">
            <text:p>TAILANDIA</text:p>
          </table:table-cell>
          <table:table-cell table:style-name="odsStyleTableCell-1065d214d9be8eeeba17eead4a04d87d" office:value-type="string">
            <text:p>THAI BAHT</text:p>
          </table:table-cell>
          <table:table-cell table:style-name="odsStyleTableCell-1065d214d9be8eeeba17eead4a04d87d" office:value-type="string">
            <text:p>THB</text:p>
          </table:table-cell>
          <table:table-cell table:style-name="odsStyleTableCell-bbecedd3e53723789e09f02cf2f86fda" office:value-type="string">
            <text:p>0.19240</text:p>
          </table:table-cell>
          <table:table-cell table:style-name="odsStyleTableCell-bbecedd3e53723789e09f02cf2f86fda" office:value-type="string">
            <text:p>35.65500</text:p>
          </table:table-cell>
        </table:table-row>
        <table:table-row table:style-name="ro1">
          <table:table-cell table:style-name="odsStyleTableCell-1065d214d9be8eeeba17eead4a04d87d" office:value-type="string">
            <text:p>TAIWAN</text:p>
          </table:table-cell>
          <table:table-cell table:style-name="odsStyleTableCell-1065d214d9be8eeeba17eead4a04d87d" office:value-type="string">
            <text:p>DÓLAR</text:p>
          </table:table-cell>
          <table:table-cell table:style-name="odsStyleTableCell-1065d214d9be8eeeba17eead4a04d87d" office:value-type="string">
            <text:p>TWD</text:p>
          </table:table-cell>
          <table:table-cell table:style-name="odsStyleTableCell-bbecedd3e53723789e09f02cf2f86fda" office:value-type="string">
            <text:p>0.21799</text:p>
          </table:table-cell>
          <table:table-cell table:style-name="odsStyleTableCell-bbecedd3e53723789e09f02cf2f86fda" office:value-type="string">
            <text:p>31.46900</text:p>
          </table:table-cell>
        </table:table-row>
        <table:table-row table:style-name="ro1">
          <table:table-cell table:style-name="odsStyleTableCell-1065d214d9be8eeeba17eead4a04d87d" office:value-type="string">
            <text:p>TÚNEZ</text:p>
          </table:table-cell>
          <table:table-cell table:style-name="odsStyleTableCell-1065d214d9be8eeeba17eead4a04d87d" office:value-type="string">
            <text:p>DINAR TUNECINO</text:p>
          </table:table-cell>
          <table:table-cell table:style-name="odsStyleTableCell-1065d214d9be8eeeba17eead4a04d87d" office:value-type="string">
            <text:p>TND</text:p>
          </table:table-cell>
          <table:table-cell table:style-name="odsStyleTableCell-bbecedd3e53723789e09f02cf2f86fda" office:value-type="string">
            <text:p>2.21698</text:p>
          </table:table-cell>
          <table:table-cell table:style-name="odsStyleTableCell-bbecedd3e53723789e09f02cf2f86fda" office:value-type="string">
            <text:p>3.09430</text:p>
          </table:table-cell>
        </table:table-row>
        <table:table-row table:style-name="ro1">
          <table:table-cell table:style-name="odsStyleTableCell-1065d214d9be8eeeba17eead4a04d87d" office:value-type="string">
            <text:p>TURQUÍA</text:p>
          </table:table-cell>
          <table:table-cell table:style-name="odsStyleTableCell-1065d214d9be8eeeba17eead4a04d87d" office:value-type="string">
            <text:p>LIRA TURCA</text:p>
          </table:table-cell>
          <table:table-cell table:style-name="odsStyleTableCell-1065d214d9be8eeeba17eead4a04d87d" office:value-type="string">
            <text:p>TRY</text:p>
          </table:table-cell>
          <table:table-cell table:style-name="odsStyleTableCell-bbecedd3e53723789e09f02cf2f86fda" office:value-type="string">
            <text:p>0.21376</text:p>
          </table:table-cell>
          <table:table-cell table:style-name="odsStyleTableCell-bbecedd3e53723789e09f02cf2f86fda" office:value-type="string">
            <text:p>32.09160</text:p>
          </table:table-cell>
        </table:table-row>
        <table:table-row table:style-name="ro1">
          <table:table-cell table:style-name="odsStyleTableCell-1065d214d9be8eeeba17eead4a04d87d" office:value-type="string">
            <text:p>URUGUAY</text:p>
          </table:table-cell>
          <table:table-cell table:style-name="odsStyleTableCell-1065d214d9be8eeeba17eead4a04d87d" office:value-type="string">
            <text:p>PESO</text:p>
          </table:table-cell>
          <table:table-cell table:style-name="odsStyleTableCell-1065d214d9be8eeeba17eead4a04d87d" office:value-type="string">
            <text:p>UYU</text:p>
          </table:table-cell>
          <table:table-cell table:style-name="odsStyleTableCell-bbecedd3e53723789e09f02cf2f86fda" office:value-type="string">
            <text:p>0.17726</text:p>
          </table:table-cell>
          <table:table-cell table:style-name="odsStyleTableCell-bbecedd3e53723789e09f02cf2f86fda" office:value-type="string">
            <text:p>38.70000</text:p>
          </table:table-cell>
        </table:table-row>
        <table:table-row table:style-name="ro1">
          <table:table-cell table:style-name="odsStyleTableCell-1065d214d9be8eeeba17eead4a04d87d" office:value-type="string">
            <text:p>VENEZUELA</text:p>
          </table:table-cell>
          <table:table-cell table:style-name="odsStyleTableCell-1065d214d9be8eeeba17eead4a04d87d" office:value-type="string">
            <text:p>BOLIVAR DIGITAL</text:p>
          </table:table-cell>
          <table:table-cell table:style-name="odsStyleTableCell-1065d214d9be8eeeba17eead4a04d87d" office:value-type="string">
            <text:p>VES</text:p>
          </table:table-cell>
          <table:table-cell table:style-name="odsStyleTableCell-bbecedd3e53723789e09f02cf2f86fda" office:value-type="string">
            <text:p>0.18955</text:p>
          </table:table-cell>
          <table:table-cell table:style-name="odsStyleTableCell-bbecedd3e53723789e09f02cf2f86fda" office:value-type="string">
            <text:p>36.19150</text:p>
          </table:table-cell>
        </table:table-row>
        <table:table-row table:style-name="ro1">
          <table:table-cell table:style-name="odsStyleTableCell-1065d214d9be8eeeba17eead4a04d87d" office:value-type="string">
            <text:p>VIETNAM</text:p>
          </table:table-cell>
          <table:table-cell table:style-name="odsStyleTableCell-1065d214d9be8eeeba17eead4a04d87d" office:value-type="string">
            <text:p>DONG</text:p>
          </table:table-cell>
          <table:table-cell table:style-name="odsStyleTableCell-1065d214d9be8eeeba17eead4a04d87d" office:value-type="string">
            <text:p>VND</text:p>
          </table:table-cell>
          <table:table-cell table:style-name="odsStyleTableCell-bbecedd3e53723789e09f02cf2f86fda" office:value-type="string">
            <text:p>0.00028</text:p>
          </table:table-cell>
          <table:table-cell table:style-name="odsStyleTableCell-bbecedd3e53723789e09f02cf2f86fda" office:value-type="string">
            <text:p>24,669.80000</text:p>
          </table:table-cell>
        </table:table-row>
        <table:table-row table:style-name="ro1">
          <table:table-cell table:style-name="odsStyleTableCell-1065d214d9be8eeeba17eead4a04d87d" office:value-type="string">
            <text:p/>
          </table:table-cell>
          <table:table-cell table:style-name="odsStyleTableCell-1065d214d9be8eeeba17eead4a04d87d" office:value-type="string">
            <text:p>DERECHO ESPECIAL DE GIRO</text:p>
          </table:table-cell>
          <table:table-cell table:style-name="odsStyleTableCell-1065d214d9be8eeeba17eead4a04d87d" office:value-type="string">
            <text:p>USD/D.E.G.</text:p>
          </table:table-cell>
          <table:table-cell table:style-name="odsStyleTableCell-bbecedd3e53723789e09f02cf2f86fda" office:value-type="string">
            <text:p/>
          </table:table-cell>
          <table:table-cell table:style-name="odsStyleTableCell-bbecedd3e53723789e09f02cf2f86fda" office:value-type="string">
            <text:p>1.33435</text:p>
          </table:table-cell>
        </table:table-row>
        <table:table-row table:style-name="ro1">
          <table:table-cell table:style-name="odsStyleTableCell-1065d214d9be8eeeba17eead4a04d87d" office:value-type="string">
            <text:p/>
          </table:table-cell>
          <table:table-cell table:style-name="odsStyleTableCell-1065d214d9be8eeeba17eead4a04d87d" office:value-type="string">
            <text:p>UNIDAD DE FOMENTO DE VIVIENDA</text:p>
          </table:table-cell>
          <table:table-cell table:style-name="odsStyleTableCell-1065d214d9be8eeeba17eead4a04d87d" office:value-type="string">
            <text:p>Bs/UFV</text:p>
          </table:table-cell>
          <table:table-cell table:style-name="odsStyleTableCell-bbecedd3e53723789e09f02cf2f86fda" office:value-type="string">
            <text:p/>
          </table:table-cell>
          <table:table-cell table:style-name="odsStyleTableCell-bbecedd3e53723789e09f02cf2f86fda" office:value-type="string">
            <text:p>2.4843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cc27565e377a4f03bbb898df746cdf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8e3ba0f36c356a773e9bf60206ec0584" office:value-type="string">
            <text:p> </text:p>
          </table:table-cell>
          <table:table-cell table:style-name="odsStyleTableCell-8e3ba0f36c356a773e9bf60206ec0584" office:value-type="string">
            <text:p>UNIDAD MONETARIA</text:p>
          </table:table-cell>
          <table:table-cell table:style-name="odsStyleTableCell-8e3ba0f36c356a773e9bf60206ec0584" office:value-type="string">
            <text:p>MONEDA</text:p>
          </table:table-cell>
          <table:table-cell table:style-name="odsStyleTableCell-8e3ba0f36c356a773e9bf60206ec0584" office:value-type="string">
            <text:p>TIPO DE CAMBIO EN M.E.</text:p>
          </table:table-cell>
        </table:table-row>
        <table:table-row table:style-name="ro1">
          <table:table-cell table:style-name="odsStyleTableCell-1065d214d9be8eeeba17eead4a04d87d" office:value-type="string">
            <text:p>ORO</text:p>
          </table:table-cell>
          <table:table-cell table:style-name="odsStyleTableCell-1065d214d9be8eeeba17eead4a04d87d" office:value-type="string">
            <text:p>ONZA TROY ORO</text:p>
          </table:table-cell>
          <table:table-cell table:style-name="odsStyleTableCell-1065d214d9be8eeeba17eead4a04d87d" office:value-type="string">
            <text:p>USD./O.T.F.</text:p>
          </table:table-cell>
          <table:table-cell table:style-name="odsStyleTableCell-bbecedd3e53723789e09f02cf2f86fda" office:value-type="string">
            <text:p>2,175.10000</text:p>
          </table:table-cell>
        </table:table-row>
        <table:table-row table:style-name="ro1">
          <table:table-cell table:style-name="odsStyleTableCell-1065d214d9be8eeeba17eead4a04d87d" office:value-type="string">
            <text:p>PLATA</text:p>
          </table:table-cell>
          <table:table-cell table:style-name="odsStyleTableCell-1065d214d9be8eeeba17eead4a04d87d" office:value-type="string">
            <text:p>ONZA TROY PLATA</text:p>
          </table:table-cell>
          <table:table-cell table:style-name="odsStyleTableCell-1065d214d9be8eeeba17eead4a04d87d" office:value-type="string">
            <text:p>USD./O.T.F.</text:p>
          </table:table-cell>
          <table:table-cell table:style-name="odsStyleTableCell-bbecedd3e53723789e09f02cf2f86fda" office:value-type="string">
            <text:p>24.999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cc27565e377a4f03bbb898df746cdf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8e3ba0f36c356a773e9bf60206ec0584" office:value-type="string">
            <text:p> </text:p>
          </table:table-cell>
          <table:table-cell table:style-name="odsStyleTableCell-8e3ba0f36c356a773e9bf60206ec0584" office:value-type="string">
            <text:p>1 MES</text:p>
          </table:table-cell>
          <table:table-cell table:style-name="odsStyleTableCell-8e3ba0f36c356a773e9bf60206ec0584" office:value-type="string">
            <text:p>3 MESES</text:p>
          </table:table-cell>
          <table:table-cell table:style-name="odsStyleTableCell-8e3ba0f36c356a773e9bf60206ec0584" office:value-type="string">
            <text:p>6 MESES</text:p>
          </table:table-cell>
        </table:table-row>
        <table:table-row table:style-name="ro1">
          <table:table-cell table:style-name="odsStyleTableCell-16773c10551a5ce4f3513d24f3f98f34" office:value-type="string">
            <text:p>TASA LIBOR(USD)</text:p>
          </table:table-cell>
          <table:table-cell table:style-name="odsStyleTableCell-bbecedd3e53723789e09f02cf2f86fda" office:value-type="string">
            <text:p>5.44</text:p>
          </table:table-cell>
          <table:table-cell table:style-name="odsStyleTableCell-bbecedd3e53723789e09f02cf2f86fda" office:value-type="string">
            <text:p>5.59</text:p>
          </table:table-cell>
          <table:table-cell table:style-name="odsStyleTableCell-bbecedd3e53723789e09f02cf2f86fda" office:value-type="string">
            <text:p>5.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065d214d9be8eeeba17eead4a04d87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6</meta:creation-date>
    <meta:generator>ods générator</meta:generator>
    <dc:date>2024-10-18T20:18:46</dc:date>
    <meta:editing-duration>PT1S</meta:editing-duration>
    <meta:editing-cycles>1</meta:editing-cycles>
    <meta:document-statistic meta:table-count="1" meta:cell-count="4" meta:object-count="0"/>
  </office:meta>
</office:document-meta>
</file>